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81cm" svg:stroke-color="#729fcf" draw:marker-start-width="0.321cm" draw:marker-end-width="0.321cm" svg:stroke-linecap="butt" draw:fill-color="#eeeeee" draw:textarea-horizontal-align="justify" draw:textarea-vertical-align="middle" draw:auto-grow-height="false" fo:min-height="3.27cm" fo:min-width="5.82cm" fo:padding-top="0.165cm" fo:padding-bottom="0.165cm" fo:padding-left="0.29cm" fo:padding-right="0.29cm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63cm" fo:min-width="0.78cm" style:protect="size"/>
    </style:style>
    <style:style style:name="gr3" style:family="graphic" style:parent-style-name="standard">
      <style:graphic-properties draw:stroke="none" svg:stroke-color="#000000" draw:fill="none" draw:fill-color="#ffffff" fo:min-height="0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08cm"/>
      <style:paragraph-properties style:writing-mode="lr-tb"/>
    </style:style>
    <style:style style:name="gr6" style:family="graphic" style:parent-style-name="standard">
      <style:graphic-properties svg:stroke-width="0.053cm" svg:stroke-color="#00a933" draw:marker-start-width="0.281cm" draw:marker-end-width="0.281cm" draw:fill="none" loext:fill-use-slide-background="false" draw:textarea-horizontal-align="justify" draw:textarea-vertical-align="middle" draw:auto-grow-height="false" fo:min-height="2.565cm" fo:min-width="3.444cm" fo:padding-top="0.153cm" fo:padding-bottom="0.153cm" fo:padding-left="0.278cm" fo:padding-right="0.278cm" style:protect="size"/>
    </style:style>
    <style:style style:name="gr7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8" style:family="graphic" style:parent-style-name="objectwithoutfill">
      <style:graphic-properties draw:stroke="dash" draw:stroke-dash="Dot" svg:stroke-color="#00a933" svg:stroke-linecap="butt" draw:fill="none" draw:textarea-vertical-align="middle"/>
    </style:style>
    <style:style style:name="gr9" style:family="graphic" style:parent-style-name="Arrow_20_Line" style:list-style-name="L1">
      <style:graphic-properties draw:textarea-vertical-align="middle" draw:line-distance="0.81cm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729fcf" loext:opacity="100%"/>
    </style:style>
    <style:style style:name="P4" style:family="paragraph">
      <loext:graphic-properties draw:fill="none" draw:fill-color="#ffffff"/>
      <style:text-properties fo:color="#729fcf" loext:opacity="100%" loext:color-lum-mod="100%" loext:color-lum-off="0%" fo:font-size="6pt" style:font-size-asian="6pt" style:font-size-complex="6pt"/>
    </style:style>
    <style:style style:name="P5" style:family="paragraph">
      <loext:graphic-properties draw:fill="none" draw:fill-color="#ffffff"/>
      <style:text-properties fo:color="#729fcf" loext:opacity="100%" loext:color-lum-mod="100%" loext:color-lum-off="0%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loext:opacity="100%"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6.4cm" svg:height="3.6cm" svg:x="7.862cm" svg:y="4.0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8cm" svg:height="2.88cm" svg:x="11.377cm" svg:y="4.41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3cm" svg:height="0.645cm" svg:x="10.534cm" svg:y="3.267cm">
          <draw:text-box>
            <text:p text:style-name="P3"><text:span text:style-name="T1">640</text:span></text:p>
          </draw:text-box>
        </draw:frame>
        <draw:frame draw:style-name="gr4" draw:text-style-name="P5" draw:layer="layout" svg:width="1.234cm" svg:height="0.645cm" svg:x="6.262cm" svg:y="5.5cm">
          <draw:text-box>
            <text:p text:style-name="P3"><text:span text:style-name="T1">360</text:span></text:p>
          </draw:text-box>
        </draw:frame>
        <draw:custom-shape draw:style-name="gr2" draw:text-style-name="P2" draw:layer="layout" svg:width="1.28cm" svg:height="2.88cm" svg:x="9.462cm" svg:y="4.418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402cm" svg:height="1.958cm" svg:x="8.917cm" svg:y="4.344cm">
          <draw:text-box>
            <text:p text:style-name="P6"><text:span text:style-name="T2">TEST MESSAGE</text:span></text:p>
            <text:p text:style-name="P6"><text:span text:style-name="T2">AAAA</text:span></text:p>
            <text:p text:style-name="P6"><text:span text:style-name="T2">0123</text:span></text:p>
          </draw:text-box>
        </draw:frame>
        <draw:custom-shape draw:style-name="gr6" draw:text-style-name="P8" xml:id="id2" draw:id="id2" draw:layer="layout" svg:width="4cm" svg:height="2.871cm" draw:transform="skewX (0.00244346095279206) rotate (0.00226892802759263) translate (9.063cm 4.4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0" draw:layer="layout" svg:width="3.27cm" svg:height="4.879cm" svg:x="8.785cm" svg:y="8.35cm">
          <draw:text-box>
            <text:p text:style-name="P9"><text:span text:style-name="T3">Digit size before : 128x288 px</text:span></text:p>
            <text:p text:style-name="P9"><text:span text:style-name="T3"/></text:p>
            <text:p text:style-name="P9"><text:span text:style-name="T3">New digit BBBOX :</text:span></text:p>
            <text:p text:style-name="P9"><text:span text:style-name="T3">- start : 0,4 = 40 px</text:span></text:p>
            <text:p text:style-name="P9"><text:span text:style-name="T3">40 / 400 = 0,1</text:span></text:p>
            <text:p text:style-name="P9"><text:span text:style-name="T3">- end : 0,32 = 32 px</text:span></text:p>
            <text:p text:style-name="P9"><text:span text:style-name="T3">From the middle</text:span></text:p>
            <text:p text:style-name="P9"><text:span text:style-name="T3"><text:s/>→ </text:span><text:span text:style-name="T3">32 / 400 = 0,08</text:span></text:p>
            <text:p text:style-name="P9"><text:span text:style-name="T3"><text:s/>→ </text:span><text:span text:style-name="T3">0,5 – 0,08 = 0,42</text:span></text:p>
            <text:p text:style-name="P9"><text:span text:style-name="T3"/></text:p>
            <text:p text:style-name="P9"><text:span text:style-name="T3"/></text:p>
          </draw:text-box>
        </draw:frame>
        <draw:connector draw:style-name="gr8" draw:text-style-name="P8" draw:layer="measurelines" draw:type="line" svg:x1="7.862cm" svg:y1="5.869cm" svg:x2="9.063cm" svg:y2="5.854cm" draw:start-shape="id1" draw:start-glue-point="3" draw:end-shape="id2" draw:end-glue-point="3" svg:d="M7862 5869l1201-15" svg:viewBox="0 0 1202 16">
          <text:p/>
        </draw:connector>
        <draw:connector draw:style-name="gr8" draw:text-style-name="P8" draw:layer="measurelines" draw:type="line" svg:x1="13.063cm" svg:y1="5.845cm" svg:x2="14.262cm" svg:y2="5.869cm" draw:start-shape="id2" draw:end-shape="id1" draw:end-glue-point="1" svg:d="M13063 5845l1199 24" svg:viewBox="0 0 1200 25">
          <text:p/>
        </draw:connector>
        <draw:connector draw:style-name="gr8" draw:text-style-name="P8" draw:layer="measurelines" draw:type="line" svg:x1="11.063cm" svg:y1="7.29cm" svg:x2="11.062cm" svg:y2="7.669cm" draw:start-shape="id2" draw:start-glue-point="2" draw:end-shape="id1" draw:end-glue-point="2" svg:d="M11063 7290l-1 379" svg:viewBox="0 0 2 380">
          <text:p/>
        </draw:connector>
        <draw:connector draw:style-name="gr8" draw:text-style-name="P8" draw:layer="measurelines" draw:type="line" svg:x1="11.063cm" svg:y1="4.41cm" svg:x2="11.062cm" svg:y2="4.069cm" draw:start-shape="id2" draw:end-shape="id1" svg:d="M11063 4410l-1-341" svg:viewBox="0 0 2 342">
          <text:p/>
        </draw:connector>
        <draw:measure draw:style-name="gr9" draw:text-style-name="P12" draw:layer="measurelines" svg:x1="9.457cm" svg:y1="4.416cm" svg:x2="7.862cm" svg:y2="4.422cm">
          <text:p text:style-name="P11"><text:span text:style-name="T4"><text:measure text:kind="gap"/></text:span><text:span text:style-name="T4"><text:measure text:kind="value">1,6</text:measure></text:span><text:span text:style-name="T4"><text:s/></text:span><text:span text:style-name="T4"><text:measure text:kind="unit">cm</text:measure></text:span><text:span text:style-name="T4"><text:measure text:kind="gap"/></text:span></text:p>
        </draw:measure>
        <draw:measure draw:style-name="gr10" draw:text-style-name="P13" draw:layer="measurelines" svg:x1="12.658cm" svg:y1="5.574cm" svg:x2="14.258cm" svg:y2="5.58cm">
          <text:p text:style-name="P11"><text:span text:style-name="T5"><text:measure text:kind="gap"/></text:span><text:span text:style-name="T5"><text:measure text:kind="value">1,6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11" draw:text-style-name="P13" draw:layer="measurelines" svg:x1="9.462cm" svg:y1="7.293cm" svg:x2="9.063cm" svg:y2="7.293cm">
          <text:p text:style-name="P11"><text:span text:style-name="T5"><text:measure text:kind="gap"/></text:span><text:span text:style-name="T5"><text:measure text:kind="value">0,4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12" draw:text-style-name="P13" draw:layer="measurelines" svg:x1="10.746cm" svg:y1="8.288cm" svg:x2="11.068cm" svg:y2="8.288cm">
          <text:p text:style-name="P11"><text:span text:style-name="T5"><text:measure text:kind="gap"/></text:span><text:span text:style-name="T5"><text:measure text:kind="value">0,32</text:measure></text:span><text:span text:style-name="T5"><text:s/></text:span><text:span text:style-name="T5"><text:measure text:kind="unit">cm</text:measure></text:span><text:span text:style-name="T5"><text:measure text:kind="gap"/></text:span></text:p>
        </draw:measure>
        <draw:measure draw:style-name="gr13" draw:text-style-name="P14" draw:layer="measurelines" svg:x1="7.861cm" svg:y1="4.592cm" svg:x2="9.064cm" svg:y2="4.609cm">
          <text:p text:style-name="P11"><text:span text:style-name="T6"><text:measure text:kind="gap"/></text:span><text:span text:style-name="T6"><text:measure text:kind="value">1,2</text:measure></text:span><text:span text:style-name="T6"><text:s/></text:span><text:span text:style-name="T6"><text:measure text:kind="unit">cm</text:measure></text:span><text:span text:style-name="T6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7T10:12:27.394000000</meta:creation-date>
    <meta:generator>LibreOffice/7.5.2.2$Windows_X86_64 LibreOffice_project/53bb9681a964705cf672590721dbc85eb4d0c3a2</meta:generator>
    <dc:date>2023-09-27T11:50:44.654000000</dc:date>
    <meta:editing-duration>PT1H37M50S</meta:editing-duration>
    <meta:editing-cycles>53</meta:editing-cycles>
    <meta:document-statistic meta:object-count="17"/>
  </office:meta>
</office:document-meta>
</file>